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d1c24" draw:fill-color="#ed1c24" draw:textarea-horizontal-align="justify" draw:textarea-vertical-align="middle" draw:auto-grow-height="false" fo:min-height="7.624cm" fo:min-width="7.501cm"/>
    </style:style>
    <style:style style:name="gr2" style:family="graphic" style:parent-style-name="standard">
      <style:graphic-properties svg:stroke-color="#72bf44" draw:fill-color="#72bf44" draw:textarea-horizontal-align="justify" draw:textarea-vertical-align="middle" draw:auto-grow-height="false" fo:min-height="7.624cm" fo:min-width="1.405cm"/>
    </style:style>
    <style:style style:name="gr3" style:family="graphic" style:parent-style-name="standard">
      <style:graphic-properties draw:textarea-horizontal-align="justify" draw:textarea-vertical-align="middle" draw:auto-grow-height="false" fo:min-height="0.379cm" fo:min-width="0.129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2.036cm" fo:min-width="0.77cm"/>
    </style:style>
    <style:style style:name="gr5" style:family="graphic" style:parent-style-name="standard">
      <style:graphic-properties svg:stroke-color="#b2b2b2" draw:fill-color="#b2b2b2" draw:textarea-horizontal-align="justify" draw:textarea-vertical-align="middle" draw:auto-grow-height="false" fo:min-height="1.401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3.814cm" fo:min-width="0.135cm"/>
    </style:style>
    <style:style style:name="gr7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2cm" fo:min-width="0cm"/>
    </style:style>
    <style:style style:name="gr10" style:family="graphic" style:parent-style-name="objectwithoutfill">
      <style:graphic-properties svg:stroke-width="0.102cm" svg:stroke-color="#ed1c24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ed1c24"/>
      <style:paragraph-properties fo:text-align="center"/>
    </style:style>
    <style:style style:name="P2" style:family="paragraph">
      <loext:graphic-properties draw:fill-color="#72bf4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01cm" svg:height="7.874cm" svg:x="7.477cm" svg:y="10.5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7.874cm" svg:x="13.7cm" svg:y="10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0.889cm" svg:x="14.208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89cm" svg:height="0.889cm" svg:x="14.208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89cm" svg:height="0.889cm" svg:x="14.208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89cm" svg:height="0.889cm" svg:x="14.208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27cm" svg:height="2.286cm" svg:x="10.143cm" svg:y="11.3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2.286cm" svg:x="10.144cm" svg:y="15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254cm" svg:height="1.651cm" svg:x="9.89cm" svg:y="11.6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254cm" svg:height="1.651cm" svg:x="11.414cm" svg:y="11.6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254cm" svg:height="1.651cm" svg:x="11.414cm" svg:y="15.6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254cm" svg:height="1.651cm" svg:x="9.89cm" svg:y="15.6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35cm" svg:height="4.064cm" svg:x="7.477cm" svg:y="12.5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81cm" svg:height="0.381cm" svg:x="7.604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81cm" svg:height="0.381cm" svg:x="7.604cm" svg:y="13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81cm" svg:height="0.381cm" svg:x="7.604cm" svg:y="14.0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" draw:layer="layout" svg:width="0.381cm" svg:height="0.381cm" svg:x="7.604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81cm" svg:height="0.381cm" svg:x="7.604cm" svg:y="15.3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" draw:layer="layout" svg:width="0.381cm" svg:height="0.381cm" svg:x="7.604cm" svg:y="15.9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7" draw:layer="layout" svg:width="3.465cm" svg:height="0.962cm" svg:x="15.696cm" svg:y="11.922cm">
          <draw:text-box>
            <text:p text:style-name="P6"><text:span text:style-name="T1">MOTOR A</text:span></text:p>
          </draw:text-box>
        </draw:frame>
        <draw:frame draw:style-name="gr8" draw:text-style-name="P7" draw:layer="layout" svg:width="3.491cm" svg:height="0.962cm" svg:x="15.797cm" svg:y="15.859cm">
          <draw:text-box>
            <text:p text:style-name="P6"><text:span text:style-name="T1">MOTOR B</text:span></text:p>
          </draw:text-box>
        </draw:frame>
        <draw:frame draw:style-name="gr9" draw:text-style-name="P8" draw:layer="layout" svg:width="2.032cm" svg:height="4.572cm" svg:x="5.318cm" svg:y="12.43cm">
          <draw:text-box>
            <text:p><text:s text:c="3"/>B1</text:p>
            <text:p><text:s text:c="3"/>B2</text:p>
            <text:p>GND</text:p>
            <text:p>VCC</text:p>
            <text:p><text:s text:c="3"/>A1</text:p>
            <text:p><text:s text:c="3"/>A2</text:p>
          </draw:text-box>
        </draw:frame>
        <draw:line draw:style-name="gr10" draw:text-style-name="P9" draw:layer="layout" svg:x1="5.191cm" svg:y1="14.589cm" svg:x2="2.27cm" svg:y2="14.589cm">
          <text:p/>
        </draw:line>
        <draw:line draw:style-name="gr11" draw:text-style-name="P9" draw:layer="layout" svg:x1="4.683cm" svg:y1="11.922cm" svg:x2="2.651cm" svg:y2="11.922cm">
          <text:p/>
        </draw:line>
        <draw:line draw:style-name="gr11" draw:text-style-name="P9" draw:layer="layout" svg:x1="4.683cm" svg:y1="11.922cm" svg:x2="4.683cm" svg:y2="13.192cm">
          <text:p/>
        </draw:line>
        <draw:line draw:style-name="gr11" draw:text-style-name="P9" draw:layer="layout" svg:x1="4.683cm" svg:y1="13.192cm" svg:x2="5.699cm" svg:y2="13.192cm">
          <text:p/>
        </draw:line>
        <draw:line draw:style-name="gr11" draw:text-style-name="P9" draw:layer="layout" svg:x1="4.683cm" svg:y1="17.383cm" svg:x2="2.651cm" svg:y2="17.383cm">
          <text:p/>
        </draw:line>
        <draw:line draw:style-name="gr11" draw:text-style-name="P9" draw:layer="layout" svg:x1="4.683cm" svg:y1="17.383cm" svg:x2="4.683cm" svg:y2="16.113cm">
          <text:p/>
        </draw:line>
        <draw:line draw:style-name="gr11" draw:text-style-name="P9" draw:layer="layout" svg:x1="4.683cm" svg:y1="16.113cm" svg:x2="5.699cm" svg:y2="16.113cm">
          <text:p/>
        </draw:line>
        <draw:frame draw:style-name="gr8" draw:text-style-name="P8" draw:layer="layout" svg:width="2.957cm" svg:height="0.962cm" svg:x="2.234cm" svg:y="13.754cm">
          <draw:text-box>
            <text:p>SUPPLY</text:p>
          </draw:text-box>
        </draw:frame>
        <draw:frame draw:style-name="gr8" draw:text-style-name="P8" draw:layer="layout" svg:width="3.076cm" svg:height="0.962cm" svg:x="1.891cm" svg:y="11.033cm">
          <draw:text-box>
            <text:p>4-5 PINS</text:p>
          </draw:text-box>
        </draw:frame>
        <draw:frame draw:style-name="gr8" draw:text-style-name="P8" draw:layer="layout" svg:width="3.076cm" svg:height="0.962cm" svg:x="1.889cm" svg:y="17.564cm">
          <draw:text-box>
            <text:p>6-7 PI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6T22:59:42.754910081</meta:creation-date>
    <dc:date>2018-12-06T23:19:06.255589965</dc:date>
    <meta:editing-duration>PT8M41S</meta:editing-duration>
    <meta:editing-cycles>1</meta:editing-cycles>
    <meta:document-statistic meta:object-count="32"/>
    <meta:generator>LibreOffice/6.0.6.2$Linux_X86_64 LibreOffice_project/00m0$Build-2</meta:generator>
  </office:meta>
</office:document-meta>
</file>